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2"/>
    <style:style style:name="P2" style:family="paragraph" style:parent-style-name="Standard">
      <style:text-properties style:text-underline-style="solid" style:text-underline-width="auto" style:text-underline-color="font-color"/>
    </style:style>
    <style:style style:name="P3" style:family="paragraph" style:parent-style-name="Standard" style:list-style-name="L8"/>
    <style:style style:name="P4" style:family="paragraph" style:parent-style-name="Standard" style:list-style-name="L9"/>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sos Practicos:</text:p>
      <text:p text:style-name="Standard"/>
      <text:p text:style-name="Standard">1. En los talleres Coche Rápido quieren contratar a un técnico electromecánica de vehículos, ya que la operación salida del verano está próxima y prevén que tendrán más trabajo para hacer la puesta a punto de los vehículos que van de vancances.- Qué tipo de contrato es el más adecuado?</text:p>
      <text:list xml:id="list1605586973" text:style-name="L2">
        <text:list-item>
          <text:p text:style-name="P1">¿Qué duración máxima puede tener, en caso de que el trabajo en el taller alargue?</text:p>
        </text:list-item>
        <text:list-item>
          <text:p text:style-name="P1">Le correspondería algún tipo de indemnización a la finalización del contrato?</text:p>
        </text:list-item>
      </text:list>
      <text:p text:style-name="Standard"/>
      <text:p text:style-name="P2">Contrato temporal de obras y servicios determinados:</text:p>
      <text:p text:style-name="Standard">Este contrato tiene por objeto la realización de obras o servicios con autonomía y sustantividad propias dentro de la actividad de la empresa y cuya ejecución, </text:p>
      <text:p text:style-name="Standard">aunque limitada en el tiempo, es en principio de duración incierta, no pudiendo tener una duración superior a tres años.</text:p>
      <text:p text:style-name="Standard"/>
      <text:p text:style-name="P2">Contrato temporal por circunstancias de la producción:</text:p>
      <text:p text:style-name="Standard"><text:s/>La duración máxima de este contrato será de seis meses dentro de un período de doce meses. En el supuesto de primer empleo joven tendrá una duración </text:p>
      <text:p text:style-name="Standard">mínima de tres meses. </text:p>
      <text:p text:style-name="Standard">La duracion máxima es de 12 meses.</text:p>
      <text:p text:style-name="Standard">8 dias de salario por año trabajado.</text:p>
      <text:p text:style-name="Standard"/>
      <text:p text:style-name="Standard">2. Localiza el convenio colectivo aplicable a tu sector y contesta:</text:p>
      <text:p text:style-name="Standard"/>
      <text:p text:style-name="Standard">a) La retribución correspondiente a un trabajador con un contrato de prácticas, coincide?</text:p>
      <text:p text:style-name="Standard"/>
      <text:p text:style-name="Standard">b) ¿Cuál es la duración máxima establecida para un contrato eventual por circunstancias de la producción?</text:p>
      <text:p text:style-name="Standard"/>
      <text:p text:style-name="Standard">El convenio colectivo puede modificar el contrato de practicas y puede modificar el tipo de contrato <text:s/>por circunstancias de la producción.</text:p>
      <text:p text:style-name="Standard"/>
      <text:p text:style-name="Standard">3.La compañía de teatro La farándula quiere contratar a un técnico de imagen y sonido, para que lo acompañe en la gira que realizará por toda España representando su nueva obra de teatro. ¿Qué tipo de contrato es el más adecuado para contratar este técnico?</text:p>
      <text:p text:style-name="Standard"/>
      <text:p text:style-name="Standard">Contrato de obras y servicios, la gira tiene independencia y autonomia de la actividad general de la empresa.</text:p>
      <text:p text:style-name="Standard"/>
      <text:p text:style-name="Standard">4.La empresa X, de 47 trabajadores, quiere contratar personas para cubrir varios puestos en la oficina. Como requisito esencial está la formación en informática. Por eso abre un proceso de selección al que se presentan María de 24 años, técnica de grado medio de Sistemas Microinformáticos y Redes desde el año pasado y Antonia de 45 años con FP de informática.</text:p>
      <text:p text:style-name="Standard"/>
      <text:list xml:id="list1525935662" text:style-name="L9">
        <text:list-item>
          <text:p text:style-name="P4">Mientras dura el proceso de selección, la empresa X podría contratar a alguien para sacar el trabajo de la oficina? Qué contrato utilizarían?</text:p>
        </text:list-item>
        <text:list-item>
          <text:p text:style-name="P4">Ante estas dos candidatas y sus circunstancias, qué modalidades contractuales podríamos utilizar que fueran más ventajosas para la empresa?</text:p>
        </text:list-item>
      </text:list>
      <text:list xml:id="list1136078379" text:style-name="L8">
        <text:list-header>
          <text:p text:style-name="P3"/>
        </text:list-header>
      </text:list>
      <text:p text:style-name="Standard">Sustituir a trabajadores con derecho a reserva del puesto de trabajo, en virtud de norma, convenio colectivo o acuerdo individual, o para cubrir temporalmente un </text:p>
      <text:p text:style-name="Standard">puesto de trabajo durante el proceso de selección o promoción para su cobertura definitiva.</text:p>
      <text:p text:style-name="Standard"/>
      <text:p text:style-name="Standard"><text:soft-page-break/>Contrato de Interinidad: Cubrir a una persona que tenga derecho de plaza por ley.</text:p>
      <text:p text:style-name="Standard">Cubrir un puesto mientras se esta haciendo el proceso de seleccion de la bacante.</text:p>
      <text:p text:style-name="Standard"/>
      <text:p text:style-name="Standard">No le podemos hacer un contrato en practicas por que tiene un titulo de FP de Informática hace mas de 1 año que termino el FP.</text:p>
      <text:p text:style-name="Standard"/>
      <text:p text:style-name="Standard">El contrato de practicas por que finalizo el estudio el año pasado a Maria.</text:p>
      <text:p text:style-name="Standard">Indefinido de apoyo al emprendedor a cualquiera de las dos a cualquiera de las dos Maria y Antonia. </text:p>
      <text:p text:style-name="Standard">Hay que mirar si es mejor la deducción fiscal de 3000 euros o el 50% de la deducción fiscal, en funsion del salario que perciban (las bonificaciones de la empre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1T17:14:16</meta:creation-date>
    <dc:date>2015-12-21T18:01:46</dc:date>
    <meta:editing-duration>PT1M49S</meta:editing-duration>
    <meta:editing-cycles>1</meta:editing-cycles>
    <meta:document-statistic meta:table-count="0" meta:image-count="0" meta:object-count="0" meta:page-count="2" meta:paragraph-count="29" meta:word-count="569" meta:character-count="3381" meta:non-whitespace-character-count="2835"/>
    <meta:generator>LibreOffice/3.5$Linux_x86 LibreOffice_project/350m1$Build-2</meta:generator>
  </office:meta>
</office:document-meta>
</file>